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1507in" fo:margin-left="-0.0785in" fo:margin-top="0in" fo:margin-bottom="0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>
        <style:tab-stops>
          <style:tab-stop style:position="1.898in"/>
        </style:tab-stops>
      </style:paragraph-properties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entative Timeline SE 494, Fall 2017<text:bookmark text:name="_GoBack"/> </text:h>
      <text:p text:style-name="Standard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Dates</text:span></text:p>
          </table:table-cell>
          <table:table-cell table:style-name="Table1.A1" office:value-type="string">
            <text:p text:style-name="Standard"><text:span text:style-name="T1">Deliverables</text:span></text:p>
          </table:table-cell>
        </table:table-row>
        <table:table-row table:style-name="Table1.1">
          <table:table-cell table:style-name="Table1.A1" office:value-type="string">
            <text:p text:style-name="Standard">Sept 22, Friday, 4PM</text:p>
          </table:table-cell>
          <table:table-cell table:style-name="Table1.A1" office:value-type="string">
            <text:p text:style-name="Standard"><text:span text:style-name="T2">Meeting with instructor</text:span></text:p>
            <text:list xml:id="list9022559211998255301" text:style-name="WWNum1">
              <text:list-item>
                <text:p text:style-name="P4">Overview of guidelines</text:p>
              </text:list-item>
              <text:list-item>
                <text:p text:style-name="P4">Dissemination guidelines</text:p>
              </text:list-item>
              <text:list-item>
                <text:p text:style-name="P4">Timeline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Oct 8, <text:s/>Sunday, 11:59PM</text:p>
          </table:table-cell>
          <table:table-cell table:style-name="Table1.A1" office:value-type="string">
            <text:p text:style-name="Standard">Submission of basic portfolio site via bb</text:p>
            <text:list xml:id="list3088478695825310646" text:style-name="WWNum2">
              <text:list-item>
                <text:p text:style-name="P5">Overall structure of the site</text:p>
              </text:list-item>
              <text:list-item>
                <text:p text:style-name="P5">Place-holders for different aspects of the portfolio</text:p>
              </text:list-item>
              <text:list-item>
                <text:p text:style-name="P5">Itemize list of projects to be presente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Oct 13, Friday, 11:59PM</text:p>
          </table:table-cell>
          <table:table-cell table:style-name="Table1.A1" office:value-type="string">
            <text:p text:style-name="Standard">Submission of one paragraph/project via bb (pdf/html format)</text:p>
          </table:table-cell>
        </table:table-row>
        <table:table-row table:style-name="Table1.1">
          <table:table-cell table:style-name="Table1.A1" office:value-type="string">
            <text:p text:style-name="Standard">Oct 20, Friday, 4PM</text:p>
          </table:table-cell>
          <table:table-cell table:style-name="Table1.A1" office:value-type="string">
            <text:p text:style-name="Standard"><text:span text:style-name="T2">Meeting with instructor</text:span></text:p>
            <text:list xml:id="list7469574325620895104" text:style-name="WWNum3">
              <text:list-item>
                <text:p text:style-name="P6">Feedback/discussion</text:p>
              </text:list-item>
              <text:list-item>
                <text:p text:style-name="P6">Discussion on general ed</text:p>
              </text:list-item>
              <text:list-item>
                <text:p text:style-name="P6">Discussion on program impac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Nov 5, Sunday, 11:59PM<text:tab/></text:p>
          </table:table-cell>
          <table:table-cell table:style-name="Table1.A1" office:value-type="string">
            <text:p text:style-name="Standard">Submission of Gen Ed </text:p>
            <text:list xml:id="list5791029349647518452" text:style-name="WWNum4">
              <text:list-item>
                <text:p text:style-name="P7">List of courses</text:p>
              </text:list-item>
              <text:list-item>
                <text:p text:style-name="P7">How/if they impacted education</text:p>
              </text:list-item>
            </text:list>
            <text:p text:style-name="Standard">Revisions of portfolio site</text:p>
          </table:table-cell>
        </table:table-row>
        <table:table-row table:style-name="Table1.1">
          <table:table-cell table:style-name="Table1.A1" office:value-type="string">
            <text:p text:style-name="P1">Nov 17, Friday, 4PM</text:p>
          </table:table-cell>
          <table:table-cell table:style-name="Table1.A1" office:value-type="string">
            <text:p text:style-name="Standard"><text:span text:style-name="T2">Meeting with instructor</text:span></text:p>
            <text:list xml:id="list6096464773773509830" text:style-name="WWNum5">
              <text:list-item>
                <text:p text:style-name="P8">Review of all portfolio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Dec 3, Sunday, 11:59PM</text:p>
          </table:table-cell>
          <table:table-cell table:style-name="Table1.A1" office:value-type="string">
            <text:p text:style-name="Standard">Pre-final version of portfolio</text:p>
          </table:table-cell>
        </table:table-row>
        <table:table-row table:style-name="Table1.1">
          <table:table-cell table:style-name="Table1.A1" office:value-type="string">
            <text:p text:style-name="P1">Dec 12, Sunday, 11:59PM</text:p>
          </table:table-cell>
          <table:table-cell table:style-name="Table1.A1" office:value-type="string">
            <text:p text:style-name="P2"/>
            <text:p text:style-name="Standard">Final Revision submis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k Basu</meta:initial-creator>
    <dc:creator>tyagi-local</dc:creator>
    <meta:editing-cycles>7</meta:editing-cycles>
    <meta:creation-date>2014-02-02T15:46:00</meta:creation-date>
    <dc:date>2017-09-10T23:24:00</dc:date>
    <meta:editing-duration>PT13M</meta:editing-duration>
    <meta:generator>LibreOffice/5.2.2.2$Linux_X86_64 LibreOffice_project/20m0$Build-2</meta:generator>
    <meta:document-statistic meta:table-count="1" meta:image-count="0" meta:object-count="0" meta:page-count="1" meta:paragraph-count="32" meta:word-count="136" meta:character-count="839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